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D000003DA2D397EEAA6C1D4A1.png" manifest:media-type="image/png"/>
  <manifest:file-entry manifest:full-path="Pictures/1000000000000380000003E6A9CB7326503D106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564e" officeooo:paragraph-rsid="0008564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oice</text:p>
      <text:p text:style-name="P1"/>
      <text:p text:style-name="P1"><draw:frame draw:style-name="fr1" draw:name="Image1" text:anchor-type="char" svg:width="6.9252in" svg:height="7.3819in" draw:z-index="0"><draw:image xlink:href="Pictures/100000000000039D000003DA2D397EEAA6C1D4A1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ustomers</text:p>
      <text:p text:style-name="P1"/>
      <text:p text:style-name="P1"><draw:frame draw:style-name="fr1" draw:name="Image2" text:anchor-type="char" svg:width="6.9252in" svg:height="7.7138in" draw:z-index="1"><draw:image xlink:href="Pictures/1000000000000380000003E6A9CB7326503D10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22:03:00.037000000</meta:creation-date>
    <dc:date>2024-09-09T22:04:17.797000000</dc:date>
    <meta:editing-duration>PT1M19S</meta:editing-duration>
    <meta:editing-cycles>1</meta:editing-cycles>
    <meta:document-statistic meta:table-count="0" meta:image-count="2" meta:object-count="0" meta:page-count="2" meta:paragraph-count="3" meta:word-count="2" meta:character-count="18" meta:non-whitespace-character-count="16"/>
    <meta:generator>LibreOffice/7.5.2.2$Windows_X86_64 LibreOffice_project/53bb9681a964705cf672590721dbc85eb4d0c3a2</meta:generator>
  </office:meta>
</office:document-meta>
</file>